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559cm" fo:min-width="1.118cm"/>
      <style:paragraph-properties style:writing-mode="lr-tb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0.559cm" fo:min-width="1.118cm"/>
      <style:paragraph-properties style:writing-mode="lr-tb"/>
    </style:style>
    <style:style style:name="gr3" style:family="graphic" style:parent-style-name="standard">
      <style:graphic-properties draw:fill-color="#ff9999" draw:textarea-horizontal-align="justify" draw:textarea-vertical-align="middle" draw:auto-grow-height="false" fo:min-height="0.559cm" fo:min-width="1.207cm"/>
      <style:paragraph-properties style:writing-mode="lr-tb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.559cm" fo:min-width="1.745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6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3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33ff99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ff9999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cc9900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  <style:text-properties style:font-name="Times New Roman"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286cm" svg:height="1.143cm" svg:x="5.699cm" svg:y="3.794cm">
          <text:p text:style-name="P1"><text:span text:style-name="T1">eating</text:span></text:p>
          <text:p text:style-name="P1"><text:span text:style-name="T1">barbec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286cm" svg:height="1.143cm" svg:x="9.9cm" svg:y="4.194cm">
          <text:p text:style-name="P1"><text:span text:style-name="T1">getting</text:span></text:p>
          <text:p text:style-name="P1"><text:span text:style-name="T1">c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2.413cm" svg:height="1.143cm" svg:x="4.81cm" svg:y="6.461cm">
          <text:p text:style-name="P1"><text:span text:style-name="T1">living in</text:span></text:p>
          <text:p text:style-name="P1"><text:span text:style-name="T1">the Sou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3.175cm" svg:height="1.143cm" svg:x="10.017cm" svg:y="6.461cm">
          <text:p text:style-name="P1"><text:span text:style-name="T1">environmental</text:span></text:p>
          <text:p text:style-name="P1"><text:span text:style-name="T1">fac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7.223cm" svg:y1="7.033cm" svg:x2="10.017cm" svg:y2="7.033cm" draw:start-shape="id1" draw:start-glue-point="10" draw:end-shape="id2" draw:end-glue-point="6" svg:d="M7223 7033h2794" svg:viewBox="0 0 2795 1">
          <text:p/>
        </draw:connector>
        <draw:connector draw:style-name="gr5" draw:text-style-name="P6" draw:layer="layout" draw:type="line" svg:x1="6.017cm" svg:y1="6.461cm" svg:x2="6.842cm" svg:y2="4.937cm" draw:start-shape="id1" draw:start-glue-point="4" draw:end-shape="id3" draw:end-glue-point="8" svg:d="M6017 6461l825-1524" svg:viewBox="0 0 826 1525">
          <text:p/>
        </draw:connector>
        <draw:connector draw:style-name="gr5" draw:text-style-name="P6" draw:layer="layout" draw:type="line" svg:x1="11.605cm" svg:y1="6.461cm" svg:x2="11.043cm" svg:y2="5.337cm" draw:start-shape="id2" draw:start-glue-point="4" draw:end-shape="id4" draw:end-glue-point="8" svg:d="M11605 6461l-562-1124" svg:viewBox="0 0 563 1125">
          <text:p/>
        </draw:connector>
        <draw:frame draw:style-name="gr6" draw:text-style-name="P7" draw:layer="layout" svg:width="1.057cm" svg:height="0.755cm" svg:x="6.334cm" svg:y="3.032cm">
          <draw:text-box>
            <text:p><text:span text:style-name="T2">i.v.</text:span></text:p>
          </draw:text-box>
        </draw:frame>
        <draw:frame draw:style-name="gr7" draw:text-style-name="P7" draw:layer="layout" svg:width="1.158cm" svg:height="0.755cm" svg:x="10.475cm" svg:y="3.418cm">
          <draw:text-box>
            <text:p><text:span text:style-name="T2">d.v.</text:span></text:p>
          </draw:text-box>
        </draw:frame>
        <draw:frame draw:style-name="gr8" draw:text-style-name="P8" draw:layer="layout" svg:width="2.813cm" svg:height="1.259cm" svg:x="4.615cm" svg:y="7.568cm">
          <draw:text-box>
            <text:p text:style-name="P1"><text:span text:style-name="T2">confounding</text:span></text:p>
            <text:p text:style-name="P1"><text:span text:style-name="T2">variab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8T18:42:18.015914712</meta:creation-date>
    <dc:date>2021-03-27T12:19:21.245484099</dc:date>
    <meta:editing-duration>PT9M46S</meta:editing-duration>
    <meta:editing-cycles>8</meta:editing-cycles>
    <meta:generator>LibreOffice/6.4.6.2$Linux_X86_64 LibreOffice_project/40$Build-2</meta:generator>
    <meta:document-statistic meta:object-count="10"/>
  </office:meta>
</office:document-meta>
</file>